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7511f" officeooo:paragraph-rsid="0014752f"/>
    </style:style>
    <style:style style:name="P2" style:family="paragraph" style:parent-style-name="Standard">
      <style:paragraph-properties fo:text-align="end" style:justify-single-word="false"/>
      <style:text-properties fo:font-size="16pt" fo:font-weight="bold" officeooo:rsid="0017511f" officeooo:paragraph-rsid="0014752f" style:font-size-asian="16pt" style:font-weight-asian="bold" style:font-size-complex="16pt" style:font-weight-complex="bold"/>
    </style:style>
    <style:style style:name="P3" style:family="paragraph" style:parent-style-name="Standard">
      <style:text-properties fo:font-weight="bold" officeooo:rsid="0017511f" officeooo:paragraph-rsid="0014752f" style:font-weight-asian="bold" style:font-weight-complex="bold"/>
    </style:style>
    <style:style style:name="P4" style:family="paragraph" style:parent-style-name="Standard" style:list-style-name="L1">
      <style:text-properties fo:font-weight="bold" officeooo:rsid="0017511f" officeooo:paragraph-rsid="0014752f" style:font-weight-asian="bold" style:font-weight-complex="bold"/>
    </style:style>
    <style:style style:name="P5" style:family="paragraph" style:parent-style-name="Standard">
      <style:paragraph-properties style:line-height-at-least="0.503cm"/>
      <style:text-properties fo:color="#e1e4e8" loext:opacity="100%" style:font-name="Droid Sans Mono" fo:font-size="10.5pt" fo:font-weight="normal" fo:background-color="#24292e"/>
    </style:style>
    <style:style style:name="T1" style:family="text">
      <style:text-properties fo:color="#f97583" loext:opacity="100%"/>
    </style:style>
    <style:style style:name="T2" style:family="text">
      <style:text-properties fo:color="#79b8ff" loext:opacity="100%"/>
    </style:style>
    <style:style style:name="T3" style:family="text">
      <style:text-properties fo:color="#9ecbff" loext:opacity="100%"/>
    </style:style>
    <style:style style:name="T4" style:family="text">
      <style:text-properties fo:color="#b392f0" loext:opacity="100%"/>
    </style:style>
    <style:style style:name="T5" style:family="text">
      <style:text-properties fo:color="#ffab70" loext:opacity="100%"/>
    </style:style>
    <style:style style:name="T6" style:family="text">
      <style:text-properties fo:color="#6a737d" loext:opacity="100%"/>
    </style:style>
    <style:style style:name="T7" style:family="text">
      <style:text-properties officeooo:rsid="0014752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24AI034 | AI Assignment – 0<text:span text:style-name="T7">4</text:span> | Manav Dhamecha </text:p>
      <text:p text:style-name="P1"/>
      <text:p text:style-name="P3">Q1 Use the city map given in Q1 of assignment 1 and implement the best first search algorithm to reach your destination and compare your results in terms of the number of possible paths explored.</text:p>
      <text:p text:style-name="P1"/>
      <text:p text:style-name="Standard"># city mapping</text:p>
      <text:p text:style-name="Standard">cities = {</text:p>
      <text:p text:style-name="Standard">0: "Chicago",</text:p>
      <text:p text:style-name="Standard">1: "Detroit",</text:p>
      <text:p text:style-name="Standard">2: "Cleveland",</text:p>
      <text:p text:style-name="Standard">3: "Indianapolis",</text:p>
      <text:p text:style-name="Standard">4: "Columbus",</text:p>
      <text:p text:style-name="Standard">5: "Pittsburgh",</text:p>
      <text:p text:style-name="Standard">6: "Buffalo",</text:p>
      <text:p text:style-name="Standard">7: "Syracuse",</text:p>
      <text:p text:style-name="Standard">8: "New York",</text:p>
      <text:p text:style-name="Standard">9: "Philadelphia",</text:p>
      <text:p text:style-name="Standard">10: "Baltimore",</text:p>
      <text:p text:style-name="Standard">11: "Boston",</text:p>
      <text:p text:style-name="Standard">12: "Providence",</text:p>
      <text:p text:style-name="Standard">13: "Portland"</text:p>
      <text:p text:style-name="Standard">}</text:p>
      <text:p text:style-name="Standard"/>
      <text:p text:style-name="Standard">n = 14</text:p>
      <text:p text:style-name="Standard"/>
      <text:p text:style-name="Standard">adj = [</text:p>
      <text:p text:style-name="Standard">[0,283,345,182,0,0,0,0,0,0,0,0,0,0],</text:p>
      <text:p text:style-name="Standard">[283,0,169,0,0,0,256,0,0,0,0,0,0,0],</text:p>
      <text:p text:style-name="Standard">[345,169,0,0,144,134,189,0,0,0,0,0,0,0],</text:p>
      <text:p text:style-name="Standard">[182,0,0,0,176,0,0,0,0,0,0,0,0,0],</text:p>
      <text:p text:style-name="Standard">[0,0,144,176,0,185,0,0,0,0,0,0,0,0],</text:p>
      <text:p text:style-name="Standard">[0,0,134,0,185,0,215,0,0,305,247,0,0,0],</text:p>
      <text:p text:style-name="Standard">[0,256,189,0,0,215,0,150,0,0,0,0,0,0],</text:p>
      <text:p text:style-name="Standard">[0,0,0,0,0,0,150,0,254,0,0,312,0,0],</text:p>
      <text:p text:style-name="Standard">[0,0,0,0,0,0,0,254,0,97,0,0,181,0],</text:p>
      <text:p text:style-name="Standard">[0,0,0,0,0,305,0,0,97,0,101,215,0,0],</text:p>
      <text:p text:style-name="Standard">[0,0,0,0,0,247,0,0,0,101,0,0,0,0],</text:p>
      <text:p text:style-name="Standard">[0,0,0,0,0,0,0,312,0,215,0,0,50,107],</text:p>
      <text:p text:style-name="Standard">[0,0,0,0,0,0,0,0,181,0,0,50,0,0],</text:p>
      <text:p text:style-name="Standard">[0,0,0,0,0,0,0,0,0,0,0,107,0,0]</text:p>
      <text:p text:style-name="Standard">]</text:p>
      <text:p text:style-name="Standard"/>
      <text:p text:style-name="Standard">class Node:</text:p>
      <text:p text:style-name="Standard">def __init__(self, state, parent=None, path_cost=0):</text:p>
      <text:p text:style-name="Standard">self.state = state</text:p>
      <text:p text:style-name="Standard">self.parent = parent</text:p>
      <text:p text:style-name="Standard">self.path_cost = path_cost</text:p>
      <text:p text:style-name="Standard"/>
      <text:p text:style-name="Standard">class PriorityQueue:</text:p>
      <text:p text:style-name="Standard">def __init__(self, f):</text:p>
      <text:p text:style-name="Standard">self.data = []</text:p>
      <text:p text:style-name="Standard"><text:soft-page-break/>self.f = f</text:p>
      <text:p text:style-name="Standard"/>
      <text:p text:style-name="Standard">def add(self, node):</text:p>
      <text:p text:style-name="Standard">self.data.append(node)</text:p>
      <text:p text:style-name="Standard">self.data.sort(key=self.f)</text:p>
      <text:p text:style-name="Standard"/>
      <text:p text:style-name="Standard">def pop(self):</text:p>
      <text:p text:style-name="Standard">return self.data.pop(0)</text:p>
      <text:p text:style-name="Standard"/>
      <text:p text:style-name="Standard">def empty(self):</text:p>
      <text:p text:style-name="Standard">return len(self.data) == 0</text:p>
      <text:p text:style-name="Standard"/>
      <text:p text:style-name="Standard">def f(node):</text:p>
      <text:p text:style-name="Standard">return node.path_cost # Uniform Cost Search</text:p>
      <text:p text:style-name="Standard"/>
      <text:p text:style-name="Standard">def BEST_FIRST_SEARCH(start, goal):</text:p>
      <text:p text:style-name="Standard"/>
      <text:p text:style-name="Standard">frontier = PriorityQueue(f)</text:p>
      <text:p text:style-name="Standard">frontier.add(Node(start, None, 0))</text:p>
      <text:p text:style-name="Standard"/>
      <text:p text:style-name="Standard">lookup = {start: 0} # lookup table storing best cost so far</text:p>
      <text:p text:style-name="Standard"/>
      <text:p text:style-name="Standard">while not frontier.empty():</text:p>
      <text:p text:style-name="Standard"/>
      <text:p text:style-name="Standard">node = frontier.pop()</text:p>
      <text:p text:style-name="Standard"/>
      <text:p text:style-name="Standard">if node.state == goal:</text:p>
      <text:p text:style-name="Standard">return node</text:p>
      <text:p text:style-name="Standard"/>
      <text:p text:style-name="Standard">for i in range(n):</text:p>
      <text:p text:style-name="Standard">if adj[node.state][i] != 0:</text:p>
      <text:p text:style-name="Standard"/>
      <text:p text:style-name="Standard">new_cost = node.path_cost + adj[node.state][i]</text:p>
      <text:p text:style-name="Standard"/>
      <text:p text:style-name="Standard">if i not in lookup or new_cost &lt; lookup[i]:</text:p>
      <text:p text:style-name="Standard">lookup[i] = new_cost</text:p>
      <text:p text:style-name="Standard">frontier.add(Node(i, node, new_cost))</text:p>
      <text:p text:style-name="Standard"/>
      <text:p text:style-name="Standard">return None</text:p>
      <text:p text:style-name="Standard"/>
      <text:p text:style-name="Standard">def get_path(node):</text:p>
      <text:p text:style-name="Standard">path = []</text:p>
      <text:p text:style-name="Standard">while node:</text:p>
      <text:p text:style-name="Standard">path.append(cities[node.state])</text:p>
      <text:p text:style-name="Standard">node = node.parent</text:p>
      <text:p text:style-name="Standard">return path[::-1]</text:p>
      <text:p text:style-name="Standard"/>
      <text:p text:style-name="Standard"># main</text:p>
      <text:p text:style-name="Standard">start = 7 # Syracuse</text:p>
      <text:p text:style-name="Standard">goal = 0 # Chicago</text:p>
      <text:p text:style-name="Standard"/>
      <text:p text:style-name="Standard">solution = BEST_FIRST_SEARCH(start, goal)</text:p>
      <text:p text:style-name="Standard"><text:soft-page-break/></text:p>
      <text:p text:style-name="Standard">print("Path:", get_path(solution))</text:p>
      <text:p text:style-name="Standard">print("Total Cost:", solution.path_cost)</text:p>
      <text:p text:style-name="P5"/>
      <text:p text:style-name="P1"/>
      <text:p text:style-name="P1"/>
      <text:p text:style-name="P3">Q2 Consider a building floor plan as given in figure. Design a robot guided evacuation planning using the best first search algorithm. Consider the following constraints:</text:p>
      <text:p text:style-name="P3"/>
      <text:list text:style-name="L1">
        <text:list-item>
          <text:p text:style-name="P4">Allowed movements up, down, left and right</text:p>
        </text:list-item>
        <text:list-item>
          <text:p text:style-name="P4">Walls and rooms block movement</text:p>
        </text:list-item>
        <text:list-item>
          <text:p text:style-name="P4">Evacuation planning covers the route from entry to exit </text:p>
          <text:p text:style-name="P4"/>
        </text:list-item>
      </text:list>
      <text:p text:style-name="P3">Design an evaluation cost function with proper justification for your algorithm</text:p>
      <text:p text:style-name="P3"/>
      <text:p text:style-name="Standard"># floor plan </text:p>
      <text:p text:style-name="Standard">floor_plan = [</text:p>
      <text:p text:style-name="Standard">[0,0,1,0,0,1,1,1,1,1],</text:p>
      <text:p text:style-name="Standard">[1,0,0,0,1,0,0,1,0,1],</text:p>
      <text:p text:style-name="Standard">[1,0,1,0,1,0,1,1,0,1],</text:p>
      <text:p text:style-name="Standard">[0,0,1,0,0,0,0,1,0,1],</text:p>
      <text:p text:style-name="Standard">[1,0,1,1,1,1,0,1,0,1],</text:p>
      <text:p text:style-name="Standard">[1,0,0,0,0,0,0,0,0,1],</text:p>
      <text:p text:style-name="Standard">[1,1,1,1,0,1,1,1,1,1]</text:p>
      <text:p text:style-name="Standard">]</text:p>
      <text:p text:style-name="Standard"/>
      <text:p text:style-name="Standard">start = (5, 1) </text:p>
      <text:p text:style-name="Standard">goal = (1, 8) </text:p>
      <text:p text:style-name="Standard"/>
      <text:p text:style-name="Standard">rows = len(floor_plan)</text:p>
      <text:p text:style-name="Standard">cols = len(floor_plan[0])</text:p>
      <text:p text:style-name="Standard"/>
      <text:p text:style-name="Standard">class Node:</text:p>
      <text:p text:style-name="Standard">def __init__(self, position, parent=None, cost=0):</text:p>
      <text:p text:style-name="Standard">self.position = position</text:p>
      <text:p text:style-name="Standard">self.parent = parent</text:p>
      <text:p text:style-name="Standard">self.cost = cost</text:p>
      <text:p text:style-name="Standard"/>
      <text:p text:style-name="Standard">class PriorityQueue:</text:p>
      <text:p text:style-name="Standard">def __init__(self):</text:p>
      <text:p text:style-name="Standard">self.data = []</text:p>
      <text:p text:style-name="Standard"/>
      <text:p text:style-name="Standard">def push(self, node, priority):</text:p>
      <text:p text:style-name="Standard">self.data.append((priority, node))</text:p>
      <text:p text:style-name="Standard">self.data.sort(key=lambda x: x[0])</text:p>
      <text:p text:style-name="Standard"/>
      <text:p text:style-name="Standard">def pop(self):</text:p>
      <text:p text:style-name="Standard">return self.data.pop(0)[1]</text:p>
      <text:p text:style-name="Standard"/>
      <text:p text:style-name="Standard">def empty(self):</text:p>
      <text:p text:style-name="Standard">return len(self.data) == 0</text:p>
      <text:p text:style-name="Standard"/>
      <text:p text:style-name="Standard"><text:soft-page-break/>def heuristic(pos):</text:p>
      <text:p text:style-name="Standard">return abs(pos[0] - goal[0]) + abs(pos[1] - goal[1])</text:p>
      <text:p text:style-name="Standard"/>
      <text:p text:style-name="Standard">def best_first_search():</text:p>
      <text:p text:style-name="Standard"/>
      <text:p text:style-name="Standard">frontier = PriorityQueue()</text:p>
      <text:p text:style-name="Standard">start_node = Node(start)</text:p>
      <text:p text:style-name="Standard"/>
      <text:p text:style-name="Standard">frontier.push(start_node, heuristic(start))</text:p>
      <text:p text:style-name="Standard"/>
      <text:p text:style-name="Standard">visited = set()</text:p>
      <text:p text:style-name="Standard"/>
      <text:p text:style-name="Standard">while not frontier.empty():</text:p>
      <text:p text:style-name="Standard">current = frontier.pop()</text:p>
      <text:p text:style-name="Standard"/>
      <text:p text:style-name="Standard"># goal </text:p>
      <text:p text:style-name="Standard">if current.position == goal:</text:p>
      <text:p text:style-name="Standard">return current</text:p>
      <text:p text:style-name="Standard"/>
      <text:p text:style-name="Standard">visited.add(current.position)</text:p>
      <text:p text:style-name="Standard"/>
      <text:p text:style-name="Standard">x, y = current.position</text:p>
      <text:p text:style-name="Standard"/>
      <text:p text:style-name="Standard"># allowed</text:p>
      <text:p text:style-name="Standard">moves = [(-1,0), (1,0), (0,-1), (0,1)]</text:p>
      <text:p text:style-name="Standard"/>
      <text:p text:style-name="Standard">for dx, dy in moves:</text:p>
      <text:p text:style-name="Standard">nx, ny = x + dx, y + dy</text:p>
      <text:p text:style-name="Standard">if 0 &lt;= nx &lt; rows and 0 &lt;= ny &lt; cols:</text:p>
      <text:p text:style-name="Standard">if floor_plan[nx][ny] == 0 and (nx, ny) not in visited:</text:p>
      <text:p text:style-name="Standard">child = Node((nx, ny), current, current.cost + 1)</text:p>
      <text:p text:style-name="Standard">priority = heuristic(child.position)</text:p>
      <text:p text:style-name="Standard">frontier.push(child, priority)</text:p>
      <text:p text:style-name="Standard">return None</text:p>
      <text:p text:style-name="Standard"/>
      <text:p text:style-name="Standard">def print_path(node):</text:p>
      <text:p text:style-name="Standard">path = []</text:p>
      <text:p text:style-name="Standard">while node:</text:p>
      <text:p text:style-name="Standard">path.append(node.position)</text:p>
      <text:p text:style-name="Standard">node = node.parent</text:p>
      <text:p text:style-name="Standard">return path[::-1]</text:p>
      <text:p text:style-name="Standard"/>
      <text:p text:style-name="Standard"># main</text:p>
      <text:p text:style-name="Standard">solution = best_first_search()</text:p>
      <text:p text:style-name="Standard"/>
      <text:p text:style-name="Standard">print("Evacuation Path:")</text:p>
      <text:p text:style-name="Standard">print(print_path(solution))</text:p>
      <text:p text:style-name="Standard">print("Total steps:", solution.cost)</text:p>
      <text:p text:style-name="Standard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3T11:22:13.718028520</meta:creation-date>
    <meta:print-date>2026-04-13T11:24:08.207468427</meta:print-date>
    <meta:printed-by>PDF files</meta:printed-by>
    <dc:date>2026-04-13T11:24:24.762338560</dc:date>
    <meta:editing-duration>PT16S</meta:editing-duration>
    <meta:editing-cycles>1</meta:editing-cycles>
    <meta:document-statistic meta:table-count="0" meta:image-count="0" meta:object-count="0" meta:page-count="4" meta:paragraph-count="151" meta:word-count="504" meta:character-count="3971" meta:non-whitespace-character-count="3614"/>
    <meta:generator>LibreOffice/24.2.7.2$Linux_X86_64 LibreOffice_project/420$Build-2</meta:generator>
  </office:meta>
</office:document-meta>
</file>